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42.83mm"/>
    </style:style>
    <style:style style:name="co3" style:family="table-column">
      <style:table-column-properties fo:break-before="auto" style:column-width="38.51mm"/>
    </style:style>
    <style:style style:name="co4" style:family="table-column">
      <style:table-column-properties fo:break-before="auto" style:column-width="42.39mm"/>
    </style:style>
    <style:style style:name="co5" style:family="table-column">
      <style:table-column-properties fo:break-before="auto" style:column-width="42.53mm"/>
    </style:style>
    <style:style style:name="co6" style:family="table-column">
      <style:table-column-properties fo:break-before="auto" style:column-width="72.23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43.3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75mm"/>
    </style:style>
    <style:style style:name="co12" style:family="table-column">
      <style:table-column-properties fo:break-before="auto" style:column-width="33.73mm"/>
    </style:style>
    <style:style style:name="co13" style:family="table-column">
      <style:table-column-properties fo:break-before="auto" style:column-width="53.53mm"/>
    </style:style>
    <style:style style:name="co14" style:family="table-column">
      <style:table-column-properties fo:break-before="auto" style:column-width="30.94mm"/>
    </style:style>
    <style:style style:name="co15" style:family="table-column">
      <style:table-column-properties fo:break-before="auto" style:column-width="22.9mm"/>
    </style:style>
    <style:style style:name="co16" style:family="table-column">
      <style:table-column-properties fo:break-before="auto" style:column-width="35.9mm"/>
    </style:style>
    <style:style style:name="co17" style:family="table-column">
      <style:table-column-properties fo:break-before="auto" style:column-width="36.81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33.41mm"/>
    </style:style>
    <style:style style:name="co20" style:family="table-column">
      <style:table-column-properties fo:break-before="auto" style:column-width="20.25mm"/>
    </style:style>
    <style:style style:name="co21" style:family="table-column">
      <style:table-column-properties fo:break-before="auto" style:column-width="39.92mm"/>
    </style:style>
    <style:style style:name="co22" style:family="table-column">
      <style:table-column-properties fo:break-before="auto" style:column-width="38.98mm"/>
    </style:style>
    <style:style style:name="co23" style:family="table-column">
      <style:table-column-properties fo:break-before="auto" style:column-width="46.11mm"/>
    </style:style>
    <style:style style:name="co24" style:family="table-column">
      <style:table-column-properties fo:break-before="auto" style:column-width="24.45mm"/>
    </style:style>
    <style:style style:name="co25" style:family="table-column">
      <style:table-column-properties fo:break-before="auto" style:column-width="31.56mm"/>
    </style:style>
    <style:style style:name="co26" style:family="table-column">
      <style:table-column-properties fo:break-before="auto" style:column-width="32.17mm"/>
    </style:style>
    <style:style style:name="co27" style:family="table-column">
      <style:table-column-properties fo:break-before="auto" style:column-width="36.51mm"/>
    </style:style>
    <style:style style:name="co28" style:family="table-column">
      <style:table-column-properties fo:break-before="auto" style:column-width="32.79mm"/>
    </style:style>
    <style:style style:name="ro1" style:family="table-row">
      <style:table-row-properties style:row-height="12.26mm" fo:break-before="auto" style:use-optimal-row-height="false"/>
    </style:style>
    <style:style style:name="ro2" style:family="table-row">
      <style:table-row-properties style:row-height="7.18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8.06mm" fo:break-before="auto" style:use-optimal-row-height="false"/>
    </style:style>
    <style:style style:name="ro7" style:family="table-row">
      <style:table-row-properties style:row-height="6.28mm" fo:break-before="auto" style:use-optimal-row-height="false"/>
    </style:style>
    <style:style style:name="ro8" style:family="table-row">
      <style:table-row-properties style:row-height="12.63mm" fo:break-before="auto" style:use-optimal-row-height="true"/>
    </style:style>
    <style:style style:name="ro9" style:family="table-row">
      <style:table-row-properties style:row-height="16.14mm" fo:break-before="auto" style:use-optimal-row-height="false"/>
    </style:style>
    <style:style style:name="ro10" style:family="table-row">
      <style:table-row-properties style:row-height="10.16mm" fo:break-before="auto" style:use-optimal-row-height="false"/>
    </style:style>
    <style:style style:name="ro11" style:family="table-row">
      <style:table-row-properties style:row-height="16.74mm" fo:break-before="auto" style:use-optimal-row-height="false"/>
    </style:style>
    <style:style style:name="ro12" style:family="table-row">
      <style:table-row-properties style:row-height="10.46mm" fo:break-before="auto" style:use-optimal-row-height="false"/>
    </style:style>
    <style:style style:name="ro13" style:family="table-row">
      <style:table-row-properties style:row-height="15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 style:data-style-name="N11">
      <style:table-cell-properties fo:background-color="#ffffff"/>
    </style:style>
    <style:style style:name="ce9" style:family="table-cell" style:parent-style-name="Default" style:data-style-name="N11">
      <style:table-cell-properties fo:background-color="#eeeeee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1">
      <style:table-cell-properties fo:background-color="#383d3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383d3c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eeeeee" style:text-align-source="fix" style:repeat-content="false"/>
      <style:paragraph-properties fo:text-align="end" fo:margin-left="0mm"/>
      <style:text-properties fo:color="#5983b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álise G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UFPI – TÓPICOS EM REDES DE COMPUTADORES</text:p>
          </table:table-cell>
          <table:covered-table-cell/>
          <table:covered-table-cell table:style-name="Default"/>
          <table:covered-table-cell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6" table:number-rows-spanned="1">
            <text:p>Análises e Resultados Por Cenários</text:p>
          </table:table-cell>
          <table:covered-table-cell/>
          <table:covered-table-cell table:style-name="Default"/>
          <table:covered-table-cell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Cenário</text:p>
          </table:table-cell>
          <table:table-cell table:style-name="ce3" office:value-type="string" calcext:value-type="string">
            <text:p>Erros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Variância</text:p>
          </table:table-cell>
          <table:table-cell table:style-name="ce3" office:value-type="string" calcext:value-type="string">
            <text:p>Desvio Padrão</text:p>
          </table:table-cell>
          <table:table-cell table:style-name="ce13" office:value-type="string" calcext:value-type="string">
            <text:p>Descrição</text:p>
          </table:table-cell>
          <table:table-cell table:number-columns-repeated="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table:formula="of:=COUNT([$Cenário1.C4:$Cenário1.C28])-(SUM([$Cenário1.C4:$Cenário1.C28]))" office:value-type="float" office:value="2" calcext:value-type="float">
            <text:p>2</text:p>
          </table:table-cell>
          <table:table-cell table:style-name="ce8" table:formula="of:=[$Cenário1.F26]" office:value-type="percentage" office:value="0.92" calcext:value-type="percentage">
            <text:p>92,00%</text:p>
          </table:table-cell>
          <table:table-cell table:style-name="ce8" table:formula="of:=[$Cenário1.F27]" office:value-type="percentage" office:value="0.0865800865800866" calcext:value-type="percentage">
            <text:p>8,66%</text:p>
          </table:table-cell>
          <table:table-cell table:style-name="ce8" table:formula="of:=[$Cenário1.F28]" office:value-type="percentage" office:value="0.276887462097269" calcext:value-type="percentage">
            <text:p>27,69%</text:p>
          </table:table-cell>
          <table:table-cell table:style-name="ce14" office:value-type="string" calcext:value-type="string">
            <text:p>Entrada e saída desordenada</text:p>
          </table:table-cell>
          <table:table-cell table:number-columns-repeated="3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7" table:formula="of:=COUNT([$Cenário2.C4:$Cenário2.C28])-(SUM([$Cenário2.C4:$Cenário2.C28]))" office:value-type="float" office:value="1" calcext:value-type="float">
            <text:p>1</text:p>
          </table:table-cell>
          <table:table-cell table:style-name="ce9" table:formula="of:=[$Cenário2.F26]" office:value-type="percentage" office:value="0.96" calcext:value-type="percentage">
            <text:p>96,00%</text:p>
          </table:table-cell>
          <table:table-cell table:style-name="ce9" table:formula="of:=[$Cenário2.F27]" office:value-type="percentage" office:value="0.0454545454545455" calcext:value-type="percentage">
            <text:p>4,55%</text:p>
          </table:table-cell>
          <table:table-cell table:style-name="ce9" table:formula="of:=[$Cenário2.F28]" office:value-type="percentage" office:value="0.2" calcext:value-type="percentage">
            <text:p>20,00%</text:p>
          </table:table-cell>
          <table:table-cell table:style-name="ce15" office:value-type="string" calcext:value-type="string">
            <text:p>Entrada e saída desordenada</text:p>
          </table:table-cell>
          <table:table-cell table:number-columns-repeated="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6" table:formula="of:=COUNT([$Cenário3.C4:$Cenário3.C28])-(SUM([$Cenário3.C4:$Cenário3.C28]))" office:value-type="float" office:value="4" calcext:value-type="float">
            <text:p>4</text:p>
          </table:table-cell>
          <table:table-cell table:style-name="ce8" table:formula="of:=[$Cenário3.F26]" office:value-type="percentage" office:value="0.84" calcext:value-type="percentage">
            <text:p>84,00%</text:p>
          </table:table-cell>
          <table:table-cell table:style-name="ce8" table:formula="of:=[$Cenário3.F27]" office:value-type="percentage" office:value="0.155844155844156" calcext:value-type="percentage">
            <text:p>15,58%</text:p>
          </table:table-cell>
          <table:table-cell table:style-name="ce8" table:formula="of:=[$Cenário3.F28]" office:value-type="percentage" office:value="0.374165738677394" calcext:value-type="percentage">
            <text:p>37,42%</text:p>
          </table:table-cell>
          <table:table-cell table:style-name="ce14" office:value-type="string" calcext:value-type="string">
            <text:p>Entrada somente</text:p>
          </table:table-cell>
          <table:table-cell table:number-columns-repeated="3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7" table:formula="of:=COUNT([$Cenário4.C4:$Cenário4.C28])-(SUM([$Cenário4.C4:$Cenário4.C28]))" office:value-type="float" office:value="2" calcext:value-type="float">
            <text:p>2</text:p>
          </table:table-cell>
          <table:table-cell table:style-name="ce9" table:formula="of:=[$Cenário4.F26]" office:value-type="percentage" office:value="0.92" calcext:value-type="percentage">
            <text:p>92,00%</text:p>
          </table:table-cell>
          <table:table-cell table:style-name="ce9" table:formula="of:=[$Cenário4.F27]" office:value-type="percentage" office:value="0.0865800865800866" calcext:value-type="percentage">
            <text:p>8,66%</text:p>
          </table:table-cell>
          <table:table-cell table:style-name="ce9" table:formula="of:=[$Cenário4.F28]" office:value-type="percentage" office:value="0.276887462097269" calcext:value-type="percentage">
            <text:p>27,69%</text:p>
          </table:table-cell>
          <table:table-cell table:style-name="ce15" office:value-type="string" calcext:value-type="string">
            <text:p>Saída somen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number-columns-repeated="2"/>
          <table:table-cell table:style-name="Default"/>
          <table:table-cell table:number-columns-repeated="6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3" table:number-rows-spanned="1">
            <text:p>Análises e Resultados Gerais</text:p>
          </table:table-cell>
          <table:covered-table-cell table:number-columns-repeated="2"/>
          <table:table-cell table:number-columns-repeated="4"/>
        </table:table-row>
        <table:table-row table:style-name="ro6">
          <table:table-cell table:number-columns-repeated="2"/>
          <table:table-cell table:style-name="ce10" office:value-type="string" calcext:value-type="string">
            <text:p>Média Geral</text:p>
          </table:table-cell>
          <table:table-cell table:style-name="ce10" office:value-type="string" calcext:value-type="string">
            <text:p>Variância Geral</text:p>
          </table:table-cell>
          <table:table-cell table:style-name="ce10" office:value-type="string" calcext:value-type="string">
            <text:p>Desvio Padrão Geral</text:p>
          </table:table-cell>
          <table:table-cell table:number-columns-repeated="4"/>
        </table:table-row>
        <table:table-row table:style-name="ro7">
          <table:table-cell table:number-columns-repeated="2"/>
          <table:table-cell table:style-name="ce11" table:formula="of:=AVERAGE([$Cenário1.C4:$Cenário1.C28]:[$Cenário2.C4:$Cenário2.C28]:[$Cenário3.C4:$Cenário3.C28]:[$Cenário4.C4:$Cenário4.C28])" office:value-type="percentage" office:value="0.91" calcext:value-type="percentage" table:number-columns-spanned="1" table:number-rows-spanned="4">
            <text:p>91,00%</text:p>
          </table:table-cell>
          <table:table-cell table:style-name="ce11" table:formula="of:=VAR([$Cenário1.C4:$Cenário1.C28]:[$Cenário2.C4:$Cenário2.C28]:[$Cenário3.C4:$Cenário3.C28]:[$Cenário4.C4:$Cenário4.C28])" office:value-type="percentage" office:value="0.0827272727272727" calcext:value-type="percentage" table:number-columns-spanned="1" table:number-rows-spanned="4">
            <text:p>8,27%</text:p>
          </table:table-cell>
          <table:table-cell table:style-name="ce11" table:formula="of:=STDEV([$Cenário1.C4:$Cenário1.C28]:[$Cenário2.C4:$Cenário2.C28]:[$Cenário3.C4:$Cenário3.C28]:[$Cenário4.C4:$Cenário4.C28])" office:value-type="percentage" office:value="0.287623491264661" calcext:value-type="percentage" table:number-columns-spanned="1" table:number-rows-spanned="4">
            <text:p>28,76%</text:p>
          </table:table-cell>
          <table:table-cell table:number-columns-repeated="4"/>
        </table:table-row>
        <table:table-row table:style-name="ro4">
          <table:table-cell table:number-columns-repeated="2"/>
          <table:covered-table-cell/>
          <table:covered-table-cell table:number-columns-repeated="2" table:style-name="ce12"/>
          <table:table-cell table:number-columns-repeated="4"/>
        </table:table-row>
        <table:table-row table:style-name="ro4">
          <table:table-cell table:number-columns-repeated="2"/>
          <table:covered-table-cell/>
          <table:covered-table-cell table:number-columns-repeated="2" table:style-name="ce12"/>
          <table:table-cell table:number-columns-repeated="4"/>
        </table:table-row>
        <table:table-row table:style-name="ro4">
          <table:table-cell table:number-columns-repeated="2"/>
          <table:covered-table-cell/>
          <table:covered-table-cell table:number-columns-repeated="2" table:style-name="ce12"/>
          <table:table-cell table:number-columns-repeated="4"/>
        </table:table-row>
      </table:table>
      <table:table table:name="Cenário1" table:style-name="ta1"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8">
          <table:table-cell table:style-name="ce16" office:value-type="string" calcext:value-type="string" table:number-columns-spanned="4" table:number-rows-spanned="1">
            <text:p>UFPI – TÓPICOS EM REDES DE COMPUTADORES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style-name="ce2" office:value-type="string" calcext:value-type="string" table:number-columns-spanned="4" table:number-rows-spanned="1">
            <text:p>Análises e Resultados: Entrada e saída desordenada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style-name="ce13" office:value-type="string" calcext:value-type="string">
            <text:p>Teste nº</text:p>
          </table:table-cell>
          <table:table-cell table:style-name="ce13" office:value-type="string" calcext:value-type="string">
            <text:p>Quantidade</text:p>
          </table:table-cell>
          <table:table-cell table:style-name="ce13" office:value-type="string" calcext:value-type="string">
            <text:p>Verificação</text:p>
          </table:table-cell>
          <table:table-cell table:style-name="ce13" office:value-type="string" calcext:value-type="string">
            <text:p>Observação</text:p>
          </table:table-cell>
          <table:table-cell table:number-columns-repeated="2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9" table:formula="of:=IF([.C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6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9" table:formula="of:=IF([.C7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8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9" table:formula="of:=IF([.C9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10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9" table:formula="of:=IF([.C11]=1;&quot;OK&quot;;&quot;Erro&quot;)" office:value-type="string" office:string-value="Erro" calcext:value-type="string">
            <text:p>Erro</text:p>
          </table:table-cell>
          <table:table-cell table:number-columns-repeated="2"/>
        </table:table-row>
        <table:table-row table:style-name="ro4">
          <table:table-cell table:style-name="ce1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12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9" table:formula="of:=IF([.C13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1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12" calcext:value-type="float">
            <text:p>1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9" table:formula="of:=IF([.C1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16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14" calcext:value-type="float">
            <text:p>1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9" table:formula="of:=IF([.C17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18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9" table:formula="of:=IF([.C19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20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9" table:formula="of:=IF([.C21]=1;&quot;OK&quot;;&quot;Erro&quot;)" office:value-type="string" office:string-value="Erro" calcext:value-type="string">
            <text:p>Erro</text:p>
          </table:table-cell>
          <table:table-cell table:number-columns-repeated="2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22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9" table:formula="of:=IF([.C23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2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7" office:value-type="float" office:value="22" calcext:value-type="float">
            <text:p>2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9" table:formula="of:=IF([.C2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26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Média</text:p>
          </table:table-cell>
          <table:table-cell table:style-name="ce21" table:formula="of:=AVERAGE([.C4:.C103])" office:value-type="percentage" office:value="0.92" calcext:value-type="percentage">
            <text:p>92,00%</text:p>
          </table:table-cell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9" table:formula="of:=IF([.C27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Variância</text:p>
          </table:table-cell>
          <table:table-cell table:style-name="ce21" table:formula="of:=VAR([.C4:.C25])" office:value-type="percentage" office:value="0.0865800865800866" calcext:value-type="percentage">
            <text:p>8,66%</text:p>
          </table:table-cell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IF([.C28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Desvio Padrão</text:p>
          </table:table-cell>
          <table:table-cell table:style-name="ce21" table:formula="of:=STDEV([.C4:.C28])" office:value-type="percentage" office:value="0.276887462097269" calcext:value-type="percentage">
            <text:p>27,69%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6"/>
        </table:table-row>
        <table:table-row table:style-name="ro4" table:number-rows-repeated="3">
          <table:table-cell table:number-columns-repeated="6"/>
        </table:table-row>
        <table:table-row table:style-name="ro4">
          <table:table-cell table:number-columns-repeated="6"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6"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6"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6"/>
        </table:table-row>
        <table:table-row table:style-name="ro4">
          <table:table-cell table:number-columns-repeated="6"/>
        </table:table-row>
        <table:table-row table:style-name="ro4">
          <table:table-cell table:number-columns-repeated="6"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6"/>
        </table:table-row>
        <table:table-row table:style-name="ro4" table:number-rows-repeated="5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Cenário2" table:style-name="ta1">
        <table:table-column table:style-name="co15" table:default-cell-style-name="ce17"/>
        <table:table-column table:style-name="co16" table:default-cell-style-name="ce7"/>
        <table:table-column table:style-name="co17" table:default-cell-style-name="ce7"/>
        <table:table-column table:style-name="co18" table:default-cell-style-name="ce19"/>
        <table:table-column table:style-name="co19" table:default-cell-style-name="Default"/>
        <table:table-column table:style-name="co10" table:default-cell-style-name="Default"/>
        <table:table-row table:style-name="ro9">
          <table:table-cell table:style-name="ce16" office:value-type="string" calcext:value-type="string" table:number-columns-spanned="4" table:number-rows-spanned="1">
            <text:p>UFPI – TÓPICOS EM REDES DE COMPUTADORES</text:p>
          </table:table-cell>
          <table:covered-table-cell table:number-columns-repeated="3" table:style-name="Default"/>
          <table:table-cell table:number-columns-repeated="2"/>
        </table:table-row>
        <table:table-row table:style-name="ro10">
          <table:table-cell table:style-name="ce2" office:value-type="string" calcext:value-type="string" table:number-columns-spanned="4" table:number-rows-spanned="1">
            <text:p>Análises e Resultados: Entrada e saída desordenada</text:p>
          </table:table-cell>
          <table:covered-table-cell table:number-columns-repeated="3" table:style-name="Default"/>
          <table:table-cell table:number-columns-repeated="2"/>
        </table:table-row>
        <table:table-row table:style-name="ro3">
          <table:table-cell table:style-name="ce13" office:value-type="string" calcext:value-type="string">
            <text:p>Teste nº</text:p>
          </table:table-cell>
          <table:table-cell table:style-name="ce13" office:value-type="string" calcext:value-type="string">
            <text:p>Quantidade</text:p>
          </table:table-cell>
          <table:table-cell table:style-name="ce13" office:value-type="string" calcext:value-type="string">
            <text:p>Verificação</text:p>
          </table:table-cell>
          <table:table-cell table:style-name="ce13" office:value-type="string" calcext:value-type="string">
            <text:p>Observação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6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7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8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9]=1;&quot;OK&quot;;&quot;Erro&quot;)" office:value-type="string" office:string-value="Erro" calcext:value-type="string">
            <text:p>Erro</text:p>
          </table:table-cell>
          <table:table-cell table:number-columns-repeated="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0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1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3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6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7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8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9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20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1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3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2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26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Média</text:p>
          </table:table-cell>
          <table:table-cell table:style-name="ce21" table:formula="of:=AVERAGE([.C4:.C103])" office:value-type="percentage" office:value="0.96" calcext:value-type="percentage">
            <text:p>96,00%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7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Variância</text:p>
          </table:table-cell>
          <table:table-cell table:style-name="ce21" table:formula="of:=VAR([.C4:.C25])" office:value-type="percentage" office:value="0.0454545454545455" calcext:value-type="percentage">
            <text:p>4,55%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8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Desvio Padrão</text:p>
          </table:table-cell>
          <table:table-cell table:style-name="ce21" table:formula="of:=STDEV([.C4:.C28])" office:value-type="percentage" office:value="0.2" calcext:value-type="percentage">
            <text:p>20,00%</text:p>
          </table:table-cell>
        </table:table-row>
      </table:table>
      <table:table table:name="Cenário3" table:style-name="ta1">
        <table:table-column table:style-name="co20" table:default-cell-style-name="ce17"/>
        <table:table-column table:style-name="co21" table:default-cell-style-name="ce7"/>
        <table:table-column table:style-name="co12" table:default-cell-style-name="ce7"/>
        <table:table-column table:style-name="co22" table:default-cell-style-name="ce19"/>
        <table:table-column table:style-name="co23" table:default-cell-style-name="Default"/>
        <table:table-column table:style-name="co10" table:default-cell-style-name="Default"/>
        <table:table-row table:style-name="ro11">
          <table:table-cell table:style-name="ce16" office:value-type="string" calcext:value-type="string" table:number-columns-spanned="4" table:number-rows-spanned="1">
            <text:p>UFPI – TÓPICOS EM REDES DE COMPUTADORES</text:p>
          </table:table-cell>
          <table:covered-table-cell table:number-columns-repeated="3" table:style-name="Default"/>
          <table:table-cell table:number-columns-repeated="2"/>
        </table:table-row>
        <table:table-row table:style-name="ro12">
          <table:table-cell table:style-name="ce2" office:value-type="string" calcext:value-type="string" table:number-columns-spanned="4" table:number-rows-spanned="1">
            <text:p>Análises e Resultados: Entrada somente</text:p>
          </table:table-cell>
          <table:covered-table-cell table:number-columns-repeated="3" table:style-name="Default"/>
          <table:table-cell table:number-columns-repeated="2"/>
        </table:table-row>
        <table:table-row table:style-name="ro3">
          <table:table-cell table:style-name="ce13" office:value-type="string" calcext:value-type="string">
            <text:p>Teste nº</text:p>
          </table:table-cell>
          <table:table-cell table:style-name="ce13" office:value-type="string" calcext:value-type="string">
            <text:p>Quantidade</text:p>
          </table:table-cell>
          <table:table-cell table:style-name="ce13" office:value-type="string" calcext:value-type="string">
            <text:p>Verificação</text:p>
          </table:table-cell>
          <table:table-cell table:style-name="ce13" office:value-type="string" calcext:value-type="string">
            <text:p>Observação</text:p>
          </table:table-cell>
          <table:table-cell table:number-columns-repeated="2"/>
        </table:table-row>
        <table:table-row table:style-name="ro4">
          <table:table-cell table:number-columns-repeated="3" office:value-type="float" office:value="1" calcext:value-type="float">
            <text:p>1</text:p>
          </table:table-cell>
          <table:table-cell table:formula="of:=IF([.C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6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9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10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1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2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C13]=1;&quot;OK&quot;;&quot;Erro&quot;)" office:value-type="string" office:string-value="Erro" calcext:value-type="string">
            <text:p>Erro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C14]=1;&quot;OK&quot;;&quot;Erro&quot;)" office:value-type="string" office:string-value="Erro" calcext:value-type="string">
            <text:p>Erro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C15]=1;&quot;OK&quot;;&quot;Erro&quot;)" office:value-type="string" office:string-value="Erro" calcext:value-type="string">
            <text:p>Erro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C16]=1;&quot;OK&quot;;&quot;Erro&quot;)" office:value-type="string" office:string-value="Erro" calcext:value-type="string">
            <text:p>Erro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C17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.C18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C19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C20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.C21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C22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C23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C2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C2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C26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Média</text:p>
          </table:table-cell>
          <table:table-cell table:style-name="ce21" table:formula="of:=AVERAGE([.C4:.C103])" office:value-type="percentage" office:value="0.84" calcext:value-type="percentage">
            <text:p>84,00%</text:p>
          </table:table-cell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C27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Variância</text:p>
          </table:table-cell>
          <table:table-cell table:style-name="ce21" table:formula="of:=VAR([.C4:.C25])" office:value-type="percentage" office:value="0.155844155844156" calcext:value-type="percentage">
            <text:p>15,58%</text:p>
          </table:table-cell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C28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Desvio Padrão</text:p>
          </table:table-cell>
          <table:table-cell table:style-name="ce21" table:formula="of:=STDEV([.C4:.C28])" office:value-type="percentage" office:value="0.374165738677394" calcext:value-type="percentage">
            <text:p>37,42%</text:p>
          </table:table-cell>
        </table:table-row>
      </table:table>
      <table:table table:name="Cenário4" table:style-name="ta1">
        <table:table-column table:style-name="co24" table:default-cell-style-name="ce17"/>
        <table:table-column table:style-name="co25" table:default-cell-style-name="ce7"/>
        <table:table-column table:style-name="co26" table:default-cell-style-name="ce7"/>
        <table:table-column table:style-name="co27" table:default-cell-style-name="ce19"/>
        <table:table-column table:style-name="co28" table:default-cell-style-name="Default"/>
        <table:table-column table:style-name="co10" table:default-cell-style-name="Default"/>
        <table:table-row table:style-name="ro13">
          <table:table-cell table:style-name="ce16" office:value-type="string" calcext:value-type="string" table:number-columns-spanned="4" table:number-rows-spanned="1">
            <text:p>UFPI – TÓPICOS EM REDES DE COMPUTADORES</text:p>
          </table:table-cell>
          <table:covered-table-cell table:number-columns-repeated="3" table:style-name="Default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Análises e Resultados: Saída somente</text:p>
          </table:table-cell>
          <table:covered-table-cell table:number-columns-repeated="3" table:style-name="Default"/>
          <table:table-cell table:number-columns-repeated="2"/>
        </table:table-row>
        <table:table-row table:style-name="ro3">
          <table:table-cell table:style-name="ce13" office:value-type="string" calcext:value-type="string">
            <text:p>Teste nº</text:p>
          </table:table-cell>
          <table:table-cell table:style-name="ce13" office:value-type="string" calcext:value-type="string">
            <text:p>Quantidade</text:p>
          </table:table-cell>
          <table:table-cell table:style-name="ce13" office:value-type="string" calcext:value-type="string">
            <text:p>Verificação</text:p>
          </table:table-cell>
          <table:table-cell table:style-name="ce13" office:value-type="string" calcext:value-type="string">
            <text:p>Observação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[.C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F([.C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C6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IF([.C7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IF([.C8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C9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IF([.C10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IF([.C11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IF([.C12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C13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formula="of:=IF([.C1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table:formula="of:=IF([.C1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table:formula="of:=IF([.C16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table:formula="of:=IF([.C17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IF([.C18]=1;&quot;OK&quot;;&quot;Erro&quot;)" office:value-type="string" office:string-value="Erro" calcext:value-type="string">
            <text:p>Erro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formula="of:=IF([.C19]=1;&quot;OK&quot;;&quot;Erro&quot;)" office:value-type="string" office:string-value="Erro" calcext:value-type="string">
            <text:p>Erro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table:formula="of:=IF([.C20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formula="of:=IF([.C21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table:formula="of:=IF([.C22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table:formula="of:=IF([.C23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table:formula="of:=IF([.C24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table:formula="of:=IF([.C25]=1;&quot;OK&quot;;&quot;Erro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  <table:table-cell table:formula="of:=IF([.C26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Média</text:p>
          </table:table-cell>
          <table:table-cell table:style-name="ce21" table:formula="of:=AVERAGE([.C4:.C103])" office:value-type="percentage" office:value="0.92" calcext:value-type="percentage">
            <text:p>92,00%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table:formula="of:=IF([.C27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Variância</text:p>
          </table:table-cell>
          <table:table-cell table:style-name="ce21" table:formula="of:=VAR([.C4:.C25])" office:value-type="percentage" office:value="0.0865800865800866" calcext:value-type="percentage">
            <text:p>8,66%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table:formula="of:=IF([.C28]=1;&quot;OK&quot;;&quot;Erro&quot;)" office:value-type="string" office:string-value="OK" calcext:value-type="string">
            <text:p>OK</text:p>
          </table:table-cell>
          <table:table-cell table:style-name="ce20" office:value-type="string" calcext:value-type="string">
            <text:p>Desvio Padrão</text:p>
          </table:table-cell>
          <table:table-cell table:style-name="ce21" table:formula="of:=STDEV([.C4:.C28])" office:value-type="percentage" office:value="0.276887462097269" calcext:value-type="percentage">
            <text:p>27,6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3T17:55:43.312524865</meta:creation-date>
    <dc:date>2019-12-03T19:21:03.780448411</dc:date>
    <meta:editing-duration>PT20M25S</meta:editing-duration>
    <meta:editing-cycles>6</meta:editing-cycles>
    <meta:generator>LibreOffice/6.3.2.2$Linux_X86_64 LibreOffice_project/98b30e735bda24bc04ab42594c85f7fd8be07b9c</meta:generator>
    <meta:document-statistic meta:table-count="5" meta:cell-count="487" meta:object-count="0"/>
  </office:meta>
</office:document-meta>
</file>